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fo:padding-top="-0.05cm" fo:padding-bottom="-0.05cm" fo:padding-left="-0.05cm" fo:padding-right="-0.05cm"/>
    </style:style>
    <style:style style:name="gr2" style:family="graphic" style:parent-style-name="standard">
      <style:graphic-properties svg:stroke-width="0.08cm" svg:stroke-color="#ffffff" draw:fill="none" draw:fill-color="#ffffff" fo:padding-top="-0.01cm" fo:padding-bottom="-0.01cm" fo:padding-left="-0.01cm" fo:padding-right="-0.01cm"/>
    </style:style>
    <style:style style:name="gr3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  <style:style style:name="gr4" style:family="graphic" style:parent-style-name="standard">
      <style:graphic-properties svg:stroke-width="0.08cm" draw:fill="none" draw:fill-color="#ffffff" fo:padding-top="-0.01cm" fo:padding-bottom="-0.01cm" fo:padding-left="-0.01cm" fo:padding-right="-0.01cm"/>
    </style:style>
  </office:automatic-styles>
  <office:body>
    <office:drawing>
      <draw:page draw:name="page1" draw:style-name="dp1" draw:master-page-name="Default">
        <draw:g>
          <draw:glue-point draw:id="4" svg:x="-1.327cm" svg:y="-4.987cm"/>
          <draw:glue-point draw:id="5" svg:x="0.722cm" svg:y="-4.987cm"/>
          <draw:glue-point draw:id="6" svg:x="2.77cm" svg:y="-4.987cm"/>
          <draw:glue-point draw:id="7" svg:x="-5.004cm" svg:y="5.019cm"/>
          <draw:glue-point draw:id="8" svg:x="-3.992cm" svg:y="5.019cm"/>
          <draw:glue-point draw:id="9" svg:x="-2.979cm" svg:y="5.019cm"/>
          <draw:glue-point draw:id="10" svg:x="-0.931cm" svg:y="5.019cm"/>
          <draw:glue-point draw:id="11" svg:x="1.117cm" svg:y="5.019cm"/>
          <draw:glue-point draw:id="12" svg:x="2.235cm" svg:y="5.019cm"/>
          <draw:glue-point draw:id="13" svg:x="3.352cm" svg:y="5.019cm"/>
          <draw:glue-point draw:id="14" svg:x="-5.004cm" svg:y="1.041cm"/>
          <draw:glue-point draw:id="15" svg:x="5.004cm" svg:y="-3.553cm"/>
          <draw:glue-point draw:id="16" svg:x="-0.337cm" svg:y="1.472cm"/>
          <draw:polygon draw:style-name="gr1" draw:layer="layout" svg:width="0.266cm" svg:height="0.795cm" svg:x="0cm" svg:y="1.205cm" svg:viewBox="0 0 267 796" draw:points="0,796 267,796 267,0 0,0">
            <text:p/>
          </draw:polygon>
          <draw:polyline draw:style-name="gr2" draw:layer="layout" svg:width="0.266cm" svg:height="0.795cm" svg:x="0cm" svg:y="1.205cm" svg:viewBox="0 0 267 796" draw:points="267,0 0,0 0,796 267,796">
            <text:p/>
          </draw:polyline>
          <draw:polygon draw:style-name="gr1" draw:layer="layout" svg:width="0.414cm" svg:height="0.942cm" svg:x="0cm" svg:y="1.058cm" svg:viewBox="0 0 415 943" draw:points="267,943 415,795 415,0 147,0 0,147 267,147">
            <text:p/>
          </draw:polygon>
          <draw:polyline draw:style-name="gr2" draw:layer="layout" svg:width="0.414cm" svg:height="0.942cm" svg:x="0cm" svg:y="1.058cm" svg:viewBox="0 0 415 943" draw:points="267,943 415,795 415,0 147,0 0,147 267,147 267,943">
            <text:p/>
          </draw:polyline>
          <draw:polygon draw:style-name="gr1" draw:layer="layout" svg:width="0.147cm" svg:height="0.147cm" svg:x="0.266cm" svg:y="1.058cm" svg:viewBox="0 0 148 148" draw:points="0,148 148,0">
            <text:p/>
          </draw:polygon>
          <draw:line draw:style-name="gr2" draw:layer="layout" svg:x1="0.266cm" svg:y1="1.206cm" svg:x2="0.414cm" svg:y2="1.058cm">
            <text:p/>
          </draw:line>
          <draw:polygon draw:style-name="gr1" draw:layer="layout" svg:width="0.543cm" svg:height="1.779cm" svg:x="0.266cm" svg:y="0.221cm" svg:viewBox="0 0 544 1780" draw:points="0,1780 544,1780 544,0 0,0">
            <text:p/>
          </draw:polygon>
          <draw:polyline draw:style-name="gr2" draw:layer="layout" svg:width="0.543cm" svg:height="1.779cm" svg:x="0.266cm" svg:y="0.221cm" svg:viewBox="0 0 544 1780" draw:points="544,0 0,0 0,1780 544,1780">
            <text:p/>
          </draw:polyline>
          <draw:polygon draw:style-name="gr1" draw:layer="layout" svg:width="0.764cm" svg:height="1.999cm" svg:x="0.266cm" svg:y="0cm" svg:viewBox="0 0 765 2000" draw:points="543,2000 765,1779 765,0 221,0 0,220 543,220">
            <text:p/>
          </draw:polygon>
          <draw:polyline draw:style-name="gr2" draw:layer="layout" svg:width="0.764cm" svg:height="1.999cm" svg:x="0.266cm" svg:y="0cm" svg:viewBox="0 0 765 2000" draw:points="543,2000 765,1779 765,0 221,0 0,220 543,220 543,2000">
            <text:p/>
          </draw:polyline>
          <draw:polygon draw:style-name="gr1" draw:layer="layout" svg:width="0.221cm" svg:height="0.221cm" svg:x="0.81cm" svg:y="0cm" svg:viewBox="0 0 222 222" draw:points="0,222 222,0">
            <text:p/>
          </draw:polygon>
          <draw:line draw:style-name="gr2" draw:layer="layout" svg:x1="0.81cm" svg:y1="0.222cm" svg:x2="1.032cm" svg:y2="0cm">
            <text:p/>
          </draw:line>
          <draw:polyline draw:style-name="gr2" draw:layer="layout" svg:width="0.083cm" svg:height="0.083cm" svg:x="0.549cm" svg:y="0.951cm" svg:viewBox="0 0 84 84" draw:points="0,0 0,84 84,84">
            <text:p/>
          </draw:polyline>
          <draw:polyline draw:style-name="gr2" draw:layer="layout" svg:width="0.083cm" svg:height="0.083cm" svg:x="0.665cm" svg:y="0.951cm" svg:viewBox="0 0 84 84" draw:points="0,0 0,84 84,84">
            <text:p/>
          </draw:polyline>
          <draw:polyline draw:style-name="gr2" draw:layer="layout" svg:width="0.083cm" svg:height="0.083cm" svg:x="0.316cm" svg:y="0.953cm" svg:viewBox="0 0 84 84" draw:points="0,0 0,84 84,84">
            <text:p/>
          </draw:polyline>
          <draw:polyline draw:style-name="gr2" draw:layer="layout" svg:width="0.083cm" svg:height="0.083cm" svg:x="0.432cm" svg:y="0.953cm" svg:viewBox="0 0 84 84" draw:points="0,0 0,84 84,84">
            <text:p/>
          </draw:polyline>
          <draw:polyline draw:style-name="gr2" draw:layer="layout" svg:width="0.083cm" svg:height="0.083cm" svg:x="0.548cm" svg:y="1.124cm" svg:viewBox="0 0 84 84" draw:points="0,0 0,84 84,84">
            <text:p/>
          </draw:polyline>
          <draw:polyline draw:style-name="gr2" draw:layer="layout" svg:width="0.083cm" svg:height="0.083cm" svg:x="0.664cm" svg:y="1.124cm" svg:viewBox="0 0 84 84" draw:points="0,0 0,84 84,84">
            <text:p/>
          </draw:polyline>
          <draw:polyline draw:style-name="gr2" draw:layer="layout" svg:width="0.083cm" svg:height="0.083cm" svg:x="0.316cm" svg:y="1.126cm" svg:viewBox="0 0 84 84" draw:points="0,0 0,84 84,84">
            <text:p/>
          </draw:polyline>
          <draw:polyline draw:style-name="gr2" draw:layer="layout" svg:width="0.083cm" svg:height="0.083cm" svg:x="0.431cm" svg:y="1.126cm" svg:viewBox="0 0 84 84" draw:points="0,0 0,84 84,84">
            <text:p/>
          </draw:polyline>
          <draw:polyline draw:style-name="gr2" draw:layer="layout" svg:width="0.083cm" svg:height="0.083cm" svg:x="0.548cm" svg:y="1.289cm" svg:viewBox="0 0 84 84" draw:points="0,0 0,84 84,84">
            <text:p/>
          </draw:polyline>
          <draw:polyline draw:style-name="gr2" draw:layer="layout" svg:width="0.083cm" svg:height="0.083cm" svg:x="0.664cm" svg:y="1.289cm" svg:viewBox="0 0 84 84" draw:points="0,0 0,84 84,84">
            <text:p/>
          </draw:polyline>
          <draw:polyline draw:style-name="gr2" draw:layer="layout" svg:width="0.083cm" svg:height="0.083cm" svg:x="0.316cm" svg:y="1.292cm" svg:viewBox="0 0 84 84" draw:points="0,0 0,84 84,84">
            <text:p/>
          </draw:polyline>
          <draw:polyline draw:style-name="gr2" draw:layer="layout" svg:width="0.083cm" svg:height="0.083cm" svg:x="0.431cm" svg:y="1.292cm" svg:viewBox="0 0 84 84" draw:points="0,0 0,84 84,84">
            <text:p/>
          </draw:polyline>
          <draw:polyline draw:style-name="gr2" draw:layer="layout" svg:width="0.083cm" svg:height="0.083cm" svg:x="0.039cm" svg:y="1.273cm" svg:viewBox="0 0 84 84" draw:points="0,0 0,84 84,84">
            <text:p/>
          </draw:polyline>
          <draw:polyline draw:style-name="gr2" draw:layer="layout" svg:width="0.083cm" svg:height="0.083cm" svg:x="0.154cm" svg:y="1.273cm" svg:viewBox="0 0 84 84" draw:points="0,0 0,84 84,84">
            <text:p/>
          </draw:polyline>
          <draw:polyline draw:style-name="gr2" draw:layer="layout" svg:width="0.083cm" svg:height="0.083cm" svg:x="0.045cm" svg:y="1.429cm" svg:viewBox="0 0 84 84" draw:points="0,0 0,84 84,84">
            <text:p/>
          </draw:polyline>
          <draw:polyline draw:style-name="gr2" draw:layer="layout" svg:width="0.083cm" svg:height="0.083cm" svg:x="0.161cm" svg:y="1.429cm" svg:viewBox="0 0 84 84" draw:points="0,0 0,84 84,84">
            <text:p/>
          </draw:polyline>
          <draw:polyline draw:style-name="gr2" draw:layer="layout" svg:width="0.083cm" svg:height="0.083cm" svg:x="0.045cm" svg:y="1.569cm" svg:viewBox="0 0 84 84" draw:points="0,0 0,84 84,84">
            <text:p/>
          </draw:polyline>
          <draw:polyline draw:style-name="gr2" draw:layer="layout" svg:width="0.083cm" svg:height="0.083cm" svg:x="0.161cm" svg:y="1.569cm" svg:viewBox="0 0 84 84" draw:points="0,0 0,84 84,84">
            <text:p/>
          </draw:polyline>
          <draw:polyline draw:style-name="gr2" draw:layer="layout" svg:width="0.083cm" svg:height="0.083cm" svg:x="0.552cm" svg:y="0.309cm" svg:viewBox="0 0 84 84" draw:points="0,0 0,84 84,84">
            <text:p/>
          </draw:polyline>
          <draw:polyline draw:style-name="gr2" draw:layer="layout" svg:width="0.083cm" svg:height="0.083cm" svg:x="0.668cm" svg:y="0.309cm" svg:viewBox="0 0 84 84" draw:points="0,0 0,84 84,84">
            <text:p/>
          </draw:polyline>
          <draw:polyline draw:style-name="gr2" draw:layer="layout" svg:width="0.083cm" svg:height="0.083cm" svg:x="0.319cm" svg:y="0.312cm" svg:viewBox="0 0 84 84" draw:points="0,0 0,84 84,84">
            <text:p/>
          </draw:polyline>
          <draw:polyline draw:style-name="gr2" draw:layer="layout" svg:width="0.083cm" svg:height="0.083cm" svg:x="0.435cm" svg:y="0.312cm" svg:viewBox="0 0 84 84" draw:points="0,0 0,84 84,84">
            <text:p/>
          </draw:polyline>
          <draw:polyline draw:style-name="gr2" draw:layer="layout" svg:width="0.083cm" svg:height="0.083cm" svg:x="0.551cm" svg:y="0.482cm" svg:viewBox="0 0 84 84" draw:points="0,0 0,84 84,84">
            <text:p/>
          </draw:polyline>
          <draw:polyline draw:style-name="gr2" draw:layer="layout" svg:width="0.083cm" svg:height="0.083cm" svg:x="0.667cm" svg:y="0.482cm" svg:viewBox="0 0 84 84" draw:points="0,0 0,84 84,84">
            <text:p/>
          </draw:polyline>
          <draw:polyline draw:style-name="gr2" draw:layer="layout" svg:width="0.083cm" svg:height="0.083cm" svg:x="0.318cm" svg:y="0.484cm" svg:viewBox="0 0 84 84" draw:points="0,0 0,84 84,84">
            <text:p/>
          </draw:polyline>
          <draw:polyline draw:style-name="gr2" draw:layer="layout" svg:width="0.083cm" svg:height="0.083cm" svg:x="0.434cm" svg:y="0.484cm" svg:viewBox="0 0 84 84" draw:points="0,0 0,84 84,84">
            <text:p/>
          </draw:polyline>
          <draw:polyline draw:style-name="gr2" draw:layer="layout" svg:width="0.083cm" svg:height="0.083cm" svg:x="0.551cm" svg:y="0.648cm" svg:viewBox="0 0 84 84" draw:points="0,0 0,84 84,84">
            <text:p/>
          </draw:polyline>
          <draw:polyline draw:style-name="gr2" draw:layer="layout" svg:width="0.083cm" svg:height="0.083cm" svg:x="0.667cm" svg:y="0.648cm" svg:viewBox="0 0 84 84" draw:points="0,0 0,84 84,84">
            <text:p/>
          </draw:polyline>
          <draw:polyline draw:style-name="gr2" draw:layer="layout" svg:width="0.083cm" svg:height="0.083cm" svg:x="0.318cm" svg:y="0.65cm" svg:viewBox="0 0 84 84" draw:points="0,0 0,84 84,84">
            <text:p/>
          </draw:polyline>
          <draw:polyline draw:style-name="gr2" draw:layer="layout" svg:width="0.083cm" svg:height="0.083cm" svg:x="0.434cm" svg:y="0.65cm" svg:viewBox="0 0 84 84" draw:points="0,0 0,84 84,84">
            <text:p/>
          </draw:polyline>
          <draw:polyline draw:style-name="gr2" draw:layer="layout" svg:width="0.083cm" svg:height="0.083cm" svg:x="0.551cm" svg:y="0.801cm" svg:viewBox="0 0 84 84" draw:points="0,0 0,84 84,84">
            <text:p/>
          </draw:polyline>
          <draw:polyline draw:style-name="gr2" draw:layer="layout" svg:width="0.083cm" svg:height="0.083cm" svg:x="0.667cm" svg:y="0.801cm" svg:viewBox="0 0 84 84" draw:points="0,0 0,84 84,84">
            <text:p/>
          </draw:polyline>
          <draw:polyline draw:style-name="gr2" draw:layer="layout" svg:width="0.083cm" svg:height="0.083cm" svg:x="0.318cm" svg:y="0.803cm" svg:viewBox="0 0 84 84" draw:points="0,0 0,84 84,84">
            <text:p/>
          </draw:polyline>
          <draw:polyline draw:style-name="gr2" draw:layer="layout" svg:width="0.083cm" svg:height="0.083cm" svg:x="0.434cm" svg:y="0.803cm" svg:viewBox="0 0 84 84" draw:points="0,0 0,84 84,84">
            <text:p/>
          </draw:polyline>
          <draw:line draw:style-name="gr2" draw:layer="layout" svg:x1="0.867cm" svg:y1="1.015cm" svg:x2="0.867cm" svg:y2="1.099cm">
            <text:p/>
          </draw:line>
          <draw:line draw:style-name="gr2" draw:layer="layout" svg:x1="0.867cm" svg:y1="1.157cm" svg:x2="0.867cm" svg:y2="1.241cm">
            <text:p/>
          </draw:line>
          <draw:polygon draw:style-name="gr1" draw:layer="layout" svg:width="0.295cm" svg:height="1.499cm" svg:x="0.811cm" svg:y="0.501cm" svg:viewBox="0 0 296 1500" draw:points="0,1500 296,1500 296,0 0,0">
            <text:p/>
          </draw:polygon>
          <draw:polyline draw:style-name="gr2" draw:layer="layout" svg:width="0.295cm" svg:height="1.499cm" svg:x="0.811cm" svg:y="0.501cm" svg:viewBox="0 0 296 1500" draw:points="296,0 0,0 0,1500 296,1500">
            <text:p/>
          </draw:polyline>
          <draw:polygon draw:style-name="gr1" draw:layer="layout" svg:width="0.51cm" svg:height="1.715cm" svg:x="0.811cm" svg:y="0.285cm" svg:viewBox="0 0 511 1716" draw:points="295,1716 511,1500 511,0 216,0 0,216 294,216">
            <text:p/>
          </draw:polygon>
          <draw:polyline draw:style-name="gr2" draw:layer="layout" svg:width="0.51cm" svg:height="1.715cm" svg:x="0.811cm" svg:y="0.285cm" svg:viewBox="0 0 511 1716" draw:points="295,1716 511,1500 511,0 216,0 0,216 294,216 294,1716">
            <text:p/>
          </draw:polyline>
          <draw:polyline draw:style-name="gr2" draw:layer="layout" svg:width="0.083cm" svg:height="0.083cm" svg:x="0.866cm" svg:y="0.571cm" svg:viewBox="0 0 84 84" draw:points="0,0 0,84 84,84">
            <text:p/>
          </draw:polyline>
          <draw:polyline draw:style-name="gr2" draw:layer="layout" svg:width="0.083cm" svg:height="0.083cm" svg:x="0.982cm" svg:y="0.571cm" svg:viewBox="0 0 84 84" draw:points="0,0 0,84 84,84">
            <text:p/>
          </draw:polyline>
          <draw:polyline draw:style-name="gr2" draw:layer="layout" svg:width="0.083cm" svg:height="0.083cm" svg:x="0.865cm" svg:y="0.727cm" svg:viewBox="0 0 84 84" draw:points="0,0 0,84 84,84">
            <text:p/>
          </draw:polyline>
          <draw:polyline draw:style-name="gr2" draw:layer="layout" svg:width="0.083cm" svg:height="0.083cm" svg:x="0.98cm" svg:y="0.727cm" svg:viewBox="0 0 84 84" draw:points="0,0 0,84 84,84">
            <text:p/>
          </draw:polyline>
          <draw:polyline draw:style-name="gr2" draw:layer="layout" svg:width="0.083cm" svg:height="0.083cm" svg:x="0.865cm" svg:y="0.868cm" svg:viewBox="0 0 84 84" draw:points="0,0 0,84 84,84">
            <text:p/>
          </draw:polyline>
          <draw:polyline draw:style-name="gr2" draw:layer="layout" svg:width="0.083cm" svg:height="0.083cm" svg:x="0.98cm" svg:y="0.868cm" svg:viewBox="0 0 84 84" draw:points="0,0 0,84 84,84">
            <text:p/>
          </draw:polyline>
          <draw:line draw:style-name="gr2" draw:layer="layout" svg:x1="0.863cm" svg:y1="1.098cm" svg:x2="0.947cm" svg:y2="1.098cm">
            <text:p/>
          </draw:line>
          <draw:polyline draw:style-name="gr2" draw:layer="layout" svg:width="0.083cm" svg:height="0.083cm" svg:x="0.979cm" svg:y="1.015cm" svg:viewBox="0 0 84 84" draw:points="0,0 0,84 84,84">
            <text:p/>
          </draw:polyline>
          <draw:line draw:style-name="gr2" draw:layer="layout" svg:x1="0.863cm" svg:y1="1.241cm" svg:x2="0.947cm" svg:y2="1.241cm">
            <text:p/>
          </draw:line>
          <draw:polyline draw:style-name="gr2" draw:layer="layout" svg:width="0.083cm" svg:height="0.083cm" svg:x="0.979cm" svg:y="1.157cm" svg:viewBox="0 0 84 84" draw:points="0,0 0,84 84,84">
            <text:p/>
          </draw:polyline>
          <draw:path draw:style-name="gr3" draw:layer="layout" svg:width="0.631cm" svg:height="0.302cm" svg:x="0.363cm" svg:y="1.605cm" svg:viewBox="0 0 632 303" svg:d="m632 0c0 68-142 123-316 123s-316-55-316-123v180c0 68 141 123 316 123 174 0 316-55 316-123z">
            <text:p/>
          </draw:path>
          <draw:path draw:style-name="gr4" draw:layer="layout" svg:width="0.631cm" svg:height="0.302cm" svg:x="0.363cm" svg:y="1.605cm" svg:viewBox="0 0 632 303" svg:d="m632 0c0 68-142 123-316 123s-316-55-316-123v180c0 68 141 123 316 123 174 0 316-55 316-123">
            <text:p/>
          </draw:path>
          <draw:path draw:style-name="gr3" draw:layer="layout" svg:width="0.631cm" svg:height="0.245cm" svg:x="0.363cm" svg:y="1.482cm" svg:viewBox="0 0 632 246" svg:d="m316 246c174 0 316-56 316-123s-142-123-316-123-316 55-316 123c0 67 141 123 316 123z">
            <text:p/>
          </draw:path>
          <draw:path draw:style-name="gr4" draw:layer="layout" svg:width="0.631cm" svg:height="0.245cm" svg:x="0.363cm" svg:y="1.482cm" svg:viewBox="0 0 632 246" svg:d="m316 246c174 0 316-56 316-123s-142-123-316-123-316 55-316 123c0 67 141 123 316 123">
            <text:p/>
          </draw:path>
          <draw:polygon draw:style-name="gr1" draw:layer="layout" svg:width="0.201cm" svg:height="0.048cm" svg:x="0.418cm" svg:y="1.559cm" svg:viewBox="0 0 202 49" draw:points="165,13 202,33 121,49 140,32 0,9 11,0 151,23">
            <text:p/>
          </draw:polygon>
          <draw:polygon draw:style-name="gr1" draw:layer="layout" svg:width="0.202cm" svg:height="0.049cm" svg:x="0.738cm" svg:y="1.6cm" svg:viewBox="0 0 203 50" draw:points="36,35 0,14 81,0 62,16 203,40 191,50 51,25">
            <text:p/>
          </draw:polygon>
          <draw:polygon draw:style-name="gr1" draw:layer="layout" svg:width="0.102cm" svg:height="0.079cm" svg:x="0.702cm" svg:y="1.503cm" svg:viewBox="0 0 103 80" draw:points="31,29 103,0 93,36 72,34 18,80 0,75 53,32">
            <text:p/>
          </draw:polygon>
          <draw:polygon draw:style-name="gr1" draw:layer="layout" svg:width="0.099cm" svg:height="0.078cm" svg:x="0.565cm" svg:y="1.626cm" svg:viewBox="0 0 100 79" draw:points="70,48 0,79 9,42 30,43 81,0 100,3 48,45">
            <text:p/>
          </draw:polygon>
          <draw:polygon draw:style-name="gr1" draw:layer="layout" svg:width="0.216cm" svg:height="0.216cm" svg:x="1.109cm" svg:y="0.285cm" svg:viewBox="0 0 217 217" draw:points="0,217 217,0">
            <text:p/>
          </draw:polygon>
          <draw:line draw:style-name="gr2" draw:layer="layout" svg:x1="1.109cm" svg:y1="0.502cm" svg:x2="1.326cm" svg:y2="0.28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Router in building</dc:title>
    <meta:creation-date>2011-02-07T16:41:21</meta:creation-date>
    <meta:editing-duration>P0D</meta:editing-duration>
    <meta:editing-cycles>1</meta:editing-cycles>
    <meta:document-statistic meta:object-count="73"/>
    <meta:generator>OpenOffice.org/3.3$Linux OpenOffice.org_project/330m20$Build-9567</meta:generator>
  </office:meta>
</office:document-meta>
</file>